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3143" officeooo:paragraph-rsid="000c3143"/>
    </style:style>
    <style:style style:name="P2" style:family="paragraph" style:parent-style-name="Standard">
      <style:text-properties officeooo:rsid="000c3143" officeooo:paragraph-rsid="000d634a"/>
    </style:style>
    <style:style style:name="P3" style:family="paragraph" style:parent-style-name="Standard">
      <style:text-properties officeooo:rsid="000c3143" officeooo:paragraph-rsid="000ec137"/>
    </style:style>
    <style:style style:name="P4" style:family="paragraph" style:parent-style-name="Standard">
      <style:text-properties officeooo:rsid="000d634a" officeooo:paragraph-rsid="000d634a"/>
    </style:style>
    <style:style style:name="P5" style:family="paragraph" style:parent-style-name="Standard">
      <style:text-properties officeooo:rsid="000d634a" officeooo:paragraph-rsid="001143ab"/>
    </style:style>
    <style:style style:name="P6" style:family="paragraph" style:parent-style-name="Standard">
      <style:text-properties officeooo:rsid="000ec137" officeooo:paragraph-rsid="000ec137"/>
    </style:style>
    <style:style style:name="P7" style:family="paragraph" style:parent-style-name="Standard">
      <style:text-properties fo:font-weight="bold" officeooo:rsid="000ec137" officeooo:paragraph-rsid="000ec137" style:font-weight-asian="bold" style:font-weight-complex="bold"/>
    </style:style>
    <style:style style:name="P8" style:family="paragraph" style:parent-style-name="Standard">
      <style:text-properties fo:font-weight="bold" officeooo:rsid="001143ab" officeooo:paragraph-rsid="001143ab" style:font-weight-asian="bold" style:font-weight-complex="bold"/>
    </style:style>
    <style:style style:name="P9" style:family="paragraph" style:parent-style-name="Standard">
      <style:text-properties officeooo:rsid="00101c8d" officeooo:paragraph-rsid="00101c8d"/>
    </style:style>
    <style:style style:name="P10" style:family="paragraph" style:parent-style-name="Standard">
      <style:text-properties officeooo:rsid="001143ab" officeooo:paragraph-rsid="001143ab"/>
    </style:style>
    <style:style style:name="P11" style:family="paragraph" style:parent-style-name="Standard">
      <style:text-properties fo:font-weight="bold" officeooo:rsid="000ec137" officeooo:paragraph-rsid="000ec137" style:font-weight-asian="bold" style:font-weight-complex="bold"/>
    </style:style>
    <style:style style:name="P12" style:family="paragraph" style:parent-style-name="Standard" style:list-style-name="L1">
      <style:text-properties officeooo:rsid="001143ab" officeooo:paragraph-rsid="001143ab"/>
    </style:style>
    <style:style style:name="T1" style:family="text">
      <style:text-properties officeooo:rsid="000c6d70"/>
    </style:style>
    <style:style style:name="T2" style:family="text">
      <style:text-properties officeooo:rsid="000ec137"/>
    </style:style>
    <style:style style:name="T3" style:family="text">
      <style:text-properties fo:font-style="italic" style:font-style-asian="italic" style:font-style-complex="italic"/>
    </style:style>
    <style:style style:name="T4" style:family="text">
      <style:text-properties fo:font-style="italic" officeooo:rsid="000ec137" style:font-style-asian="italic" style:font-style-complex="italic"/>
    </style:style>
    <style:style style:name="T5" style:family="text">
      <style:text-properties fo:font-style="italic" officeooo:rsid="00101c8d" style:font-style-asian="italic" style:font-style-complex="italic"/>
    </style:style>
    <style:style style:name="T6" style:family="text">
      <style:text-properties officeooo:rsid="00101c8d"/>
    </style:style>
    <style:style style:name="T7" style:family="text">
      <style:text-properties officeooo:rsid="001143ab"/>
    </style:style>
    <style:style style:name="T8"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0) Introdução</text:p>
      <text:p text:style-name="P3">Leonardo da Vinci não foi apenas o pintor do quadro mais famoso do mundo (“Mona Lisa”) e um dos renascentistas mais conhecidos, ele também foi <text:span text:style-name="T3">inventor, engenheiro, matemático, cientista, arquiteto, </text:span><text:span text:style-name="T4">anatomista, botânico, poeta, astrônomo, geólogo</text:span><text:span text:style-name="T3"> e músico</text:span>. <text:span text:style-name="T1">Ele concebeu ideias de: um helicóptero, tanque de guerra, uso de energia solar e uma hipótese rudimentar sobre placas tectônicas. </text:span></text:p>
      <text:p text:style-name="P2"/>
      <text:p text:style-name="P5"><text:span text:style-name="T8">Vegetariano, provavelmente homossexual e celibatário,</text:span> a vida de Leonardo da Vinci foi cercada de mistérios. <text:span text:style-name="T2">Por diversas fontes, da Vinci é tido como o maior gênio e polímata da história da humanidade. </text:span>Alguns associam a vida dele com eventos e seres sobrenaturais, além de ligações com alienígenas. Entretanto, <text:span text:style-name="T2">ele era apenas um humano com sede pelo conhecimento. Uma das suas invenções mais controversas é um projeto de “calculadora”. </text:span></text:p>
      <text:p text:style-name="P6"/>
      <text:p text:style-name="P7">1.1) Descoberta</text:p>
      <text:p text:style-name="P6">Em <text:span text:style-name="T3">1965</text:span> (ou <text:span text:style-name="T3">1967</text:span>) o professor <text:span text:style-name="T6">e pesquisador </text:span>americano <text:span text:style-name="T3">Julius</text:span> <text:span text:style-name="T3">Piccus</text:span> estava a procura de <text:span text:style-name="T6">baladas medievais espanholas na Biblioteca Nacional da Espanha e acabou encontrando em uma prateleira dois manuscritos que juntos possuiam mais de 700 páginas. Hoje em dia chamados de </text:span><text:span text:style-name="T5">Codex Madrid</text:span><text:span text:style-name="T6"> I e Codex Madrid II, os livros tinham sido escritos por Leonardo da Vinci e eram completamente desconhecidos até então. Aparentemente, estavam na seção errada da biblioteca. Esses escritos foram compilados em 1493 pelo da Vinci. </text:span></text:p>
      <text:p text:style-name="P2"/>
      <text:p text:style-name="P9">A invenção possuia 13 eixos, cada um com 2 engrenagens. A cada volta na engrenagem à direita, a engrenagem seguinte faria 10 voltas, a terceira 100, a quarta 1000, até a 13ª, que faria 10¹³ voltas. Se funcional, ela poderia realizar cálculos de forma semelhante à calculadora de Shickard, só que 100 anos antes.</text:p>
      <text:p text:style-name="P9"/>
      <text:p text:style-name="P8">1.2) Construção</text:p>
      <text:p text:style-name="P9"/>
      <text:p text:style-name="P9">Em 1951, o engenheiro e doutor Roberto A. Guatelli era um dos maiores profissionais do mundo em construir réplicas dos projetos de da Vinci. Ele então foi contratado pela IBM para construir suas réplicas nos EUA e em 1967 ele começou a construir uma réplica da “calculadora de da Vinci”. Em 1968 a calculadora foi exibida <text:span text:style-name="T7">pela IBM e causou muita controversia, pois:</text:span></text:p>
      <text:p text:style-name="P9"/>
      <text:list xml:id="list2936194097220283243" text:style-name="L1">
        <text:list-item>
          <text:p text:style-name="P12">O desenho mostra dois pesos amarrados, o que seria inútil para uma calculadora.</text:p>
        </text:list-item>
        <text:list-item>
          <text:p text:style-name="P12">Cálculos com 13 dígitos seriam um absurdo gigantesco na Renascença, não existia nenhuma aplicação prática.</text:p>
        </text:list-item>
        <text:list-item>
          <text:p text:style-name="P12">Os desenhos de Leonardo não indicavam números ou dígitos, o que seria obrigatório para uma calculadora.</text:p>
        </text:list-item>
      </text:list>
      <text:p text:style-name="P9"/>
      <text:p text:style-name="P10">Descobriu-se também que o mecanismo não teria funcionado na época de da Vinci devido à enorme fricção entre as engrenagens, algo que a tecnologia da época não podia resolver. Por fim, acabou-se concluindo que a máquina na verdade não era uma calculadora, mas sim uma “ratio machine” ou multiplicadora de força. </text:p>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6:24:49.195621628</meta:creation-date>
    <dc:date>2016-03-18T13:04:47.116252131</dc:date>
    <meta:editing-duration>PT4H20M30S</meta:editing-duration>
    <meta:editing-cycles>6</meta:editing-cycles>
    <meta:generator>LibreOffice/5.0.5.2$Linux_X86_64 LibreOffice_project/00$Build-2</meta:generator>
    <meta:document-statistic meta:table-count="0" meta:image-count="0" meta:object-count="0" meta:page-count="1" meta:paragraph-count="12" meta:word-count="429" meta:character-count="2660" meta:non-whitespace-character-count="2244"/>
  </office:meta>
</office:document-meta>
</file>